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, o.currency_id)).upper() or ''&gt;</text:placeholder></text:p>
            <text:p text:style-name="P13"><text:soft-page-break/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<text:soft-page-break/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2"/><text:placeholder text:placeholder-type="text">&lt;o.epcg_no&gt;</text:placeholder> <text:s text:c="9"/></text:p>
            <text:p text:style-name="P13"><text:s text:c="12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7T18:47:04</dc:date>
    <meta:editing-duration>PT17H29M58S</meta:editing-duration>
    <meta:editing-cycles>354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50" meta:character-count="1942" meta:non-whitespace-character-count="1601"/>
  </office:meta>
</office:document-meta>
</file>